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0e1f" draw:textarea-horizontal-align="justify" draw:textarea-vertical-align="middle" draw:auto-grow-height="false" fo:min-height="0.084cm" fo:min-width="0.468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024cm" fo:min-width="0.774cm"/>
      <style:paragraph-properties style:writing-mode="lr-tb"/>
    </style:style>
    <style:style style:name="gr3" style:family="graphic" style:parent-style-name="standard">
      <style:graphic-properties svg:stroke-color="#808080" draw:fill-color="#808080" draw:opacity="100%" draw:textarea-horizontal-align="justify" draw:textarea-vertical-align="middle" draw:auto-grow-height="false" fo:min-height="0.458cm" fo:min-width="0.208cm" draw:shadow="hidden"/>
    </style:style>
    <style:style style:name="gr4" style:family="graphic" style:parent-style-name="standard">
      <style:graphic-properties draw:fill-color="#fd0a1b" draw:opacity="44%" draw:textarea-horizontal-align="justify" draw:textarea-vertical-align="middle" draw:auto-grow-height="false" fo:min-height="0.882cm" fo:min-width="0.632cm"/>
    </style:style>
    <style:style style:name="P1" style:family="paragraph">
      <loext:graphic-properties draw:fill-color="#f60e1f"/>
      <style:paragraph-properties fo:text-align="center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-color="#808080" draw:opacity="100%"/>
      <style:paragraph-properties fo:text-align="center"/>
    </style:style>
    <style:style style:name="P4" style:family="paragraph">
      <loext:graphic-properties draw:fill-color="#fd0a1b" draw:opacity="44%"/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934cm" svg:height="0.668cm" draw:transform="rotate (-1.57376338652329) translate (26.277cm 9.26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1.934cm" svg:height="0.667cm" draw:transform="skewX (-0.00157079632679503) rotate (-0.635474380651136) translate (26.252cm 11.059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1.934cm" svg:height="0.666cm" draw:transform="skewX (0.00157079632679504) rotate (-0.674569755895808) translate (24.516cm 11.072cm)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" draw:text-style-name="P2" draw:layer="layout" svg:width="1.8cm" svg:height="1.8cm" svg:x="23.7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6.3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5cm" svg:y="11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9cm" svg:height="1.999cm" svg:x="3.8cm" svg:y="6cm" svg:viewBox="0 0 2000 2000" svg:d="M1285 1722c0 49-12 97-37 139-24 42-59 77-102 102-42 24-90 37-139 37-48 0-96-13-138-37-43-25-78-60-102-102-25-42-37-90-37-139s12-97 37-139c24-42 59-77 102-102 42-24 90-37 138-37 49 0 97 13 139 37 43 25 78 60 102 102 25 42 37 90 37 139zM1549 993c0 96-26 191-74 274s-117 153-201 201c-83 48-178 73-274 73s-191-25-274-73c-84-48-153-118-201-201s-74-178-74-274c0-97 26-191 74-275 48-83 117-152 201-200 83-48 178-74 274-74s191 26 274 74c84 48 153 117 201 200 48 84 74 178 74 275zM730 278c0-49 12-97 37-139 24-42 59-77 102-102 42-24 90-37 138-37 49 0 97 13 139 37 43 25 78 60 102 102 25 42 37 90 37 139s-12 97-37 139c-24 42-59 77-102 102-42 24-90 37-139 37-48 0-96-13-138-37-43-25-78-60-102-102-25-42-37-90-37-139zM1722 715c49 0 97 12 139 37 42 24 77 59 102 102 24 42 37 90 37 139 0 48-13 96-37 138-25 43-60 78-102 102-42 25-90 37-139 37s-97-12-139-37c-42-24-77-59-102-102-24-42-37-90-37-138 0-49 13-97 37-139 25-43 60-78 102-102 42-25 90-37 139-37zM993 451c96 0 191 26 274 74s153 117 201 201c48 83 73 178 73 274s-25 191-73 274c-48 84-118 153-201 201s-178 74-274 74c-97 0-191-26-275-74-83-48-152-117-200-201-48-83-74-178-74-274s26-191 74-274c48-84 117-153 200-201 84-48 178-74 275-74zM278 1270c-49 0-97-12-139-37-42-24-77-59-102-102-24-42-37-90-37-138 0-49 13-97 37-139 25-43 60-78 102-102 42-25 90-37 139-37s97 12 139 37c42 24 77 59 102 102 24 42 37 90 37 139 0 48-13 96-37 138-25 43-60 78-102 102-42 25-90 37-139 37z">
          <text:p/>
        </draw:path>
        <draw:custom-shape draw:style-name="gr4" draw:text-style-name="P4" draw:layer="layout" svg:width="1.6cm" svg:height="1.6cm" svg:x="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9cm" svg:height="1.999cm" draw:transform="rotate (0.785398163397448) translate (4.9797864376269cm 7cm)" svg:viewBox="0 0 2000 2000" svg:d="M1285 1722c0 49-12 97-37 139-24 42-59 77-102 102-42 24-90 37-139 37-48 0-96-13-138-37-43-25-78-60-102-102-25-42-37-90-37-139s12-97 37-139c24-42 59-77 102-102 42-24 90-37 138-37 49 0 97 13 139 37 43 25 78 60 102 102 25 42 37 90 37 139zM1549 993c0 96-26 191-74 274s-117 153-201 201c-83 48-178 73-274 73s-191-25-274-73c-84-48-153-118-201-201s-74-178-74-274c0-97 26-191 74-275 48-83 117-152 201-200 83-48 178-74 274-74s191 26 274 74c84 48 153 117 201 200 48 84 74 178 74 275zM730 278c0-49 12-97 37-139 24-42 59-77 102-102 42-24 90-37 138-37 49 0 97 13 139 37 43 25 78 60 102 102 25 42 37 90 37 139s-12 97-37 139c-24 42-59 77-102 102-42 24-90 37-139 37-48 0-96-13-138-37-43-25-78-60-102-102-25-42-37-90-37-139zM1722 715c49 0 97 12 139 37 42 24 77 59 102 102 24 42 37 90 37 139 0 48-13 96-37 138-25 43-60 78-102 102-42 25-90 37-139 37s-97-12-139-37c-42-24-77-59-102-102-24-42-37-90-37-138 0-49 13-97 37-139 25-43 60-78 102-102 42-25 90-37 139-37zM993 451c96 0 191 26 274 74s153 117 201 201c48 83 73 178 73 274s-25 191-73 274c-48 84-118 153-201 201s-178 74-274 74c-97 0-191-26-275-74-83-48-152-117-200-201-48-83-74-178-74-274s26-191 74-274c48-84 117-153 200-201 84-48 178-74 275-74zM278 1270c-49 0-97-12-139-37-42-24-77-59-102-102-24-42-37-90-37-138 0-49 13-97 37-139 25-43 60-78 102-102 42-25 90-37 139-37s97 12 139 37c42 24 77 59 102 102 24 42 37 90 37 139 0 48-13 96-37 138-25 43-60 78-102 102-42 25-90 37-139 37z">
          <text:p/>
        </draw:path>
        <draw:path draw:style-name="gr3" draw:text-style-name="P3" draw:layer="layout" svg:width="1.999cm" svg:height="1.999cm" svg:x="7cm" svg:y="6cm" svg:viewBox="0 0 2000 2000" svg:d="M1285 1722c0 49-12 97-37 139-24 42-59 77-102 102-42 24-90 37-139 37-48 0-96-13-138-37-43-25-78-60-102-102-25-42-37-90-37-139s12-97 37-139c24-42 59-77 102-102 42-24 90-37 138-37 49 0 97 13 139 37 43 25 78 60 102 102 25 42 37 90 37 139zM1549 993c0 96-26 191-74 274s-117 153-201 201c-83 48-178 73-274 73s-191-25-274-73c-84-48-153-118-201-201s-74-178-74-274c0-97 26-191 74-275 48-83 117-152 201-200 83-48 178-74 274-74s191 26 274 74c84 48 153 117 201 200 48 84 74 178 74 275zM730 278c0-49 12-97 37-139 24-42 59-77 102-102 42-24 90-37 138-37 49 0 97 13 139 37 43 25 78 60 102 102 25 42 37 90 37 139s-12 97-37 139c-24 42-59 77-102 102-42 24-90 37-139 37-48 0-96-13-138-37-43-25-78-60-102-102-25-42-37-90-37-139zM1722 715c49 0 97 12 139 37 42 24 77 59 102 102 24 42 37 90 37 139 0 48-13 96-37 138-25 43-60 78-102 102-42 25-90 37-139 37s-97-12-139-37c-42-24-77-59-102-102-24-42-37-90-37-138 0-49 13-97 37-139 25-43 60-78 102-102 42-25 90-37 139-37zM993 451c96 0 191 26 274 74s153 117 201 201c48 83 73 178 73 274s-25 191-73 274c-48 84-118 153-201 201s-178 74-274 74c-97 0-191-26-275-74-83-48-152-117-200-201-48-83-74-178-74-274s26-191 74-274c48-84 117-153 200-201 84-48 178-74 275-74zM278 1270c-49 0-97-12-139-37-42-24-77-59-102-102-24-42-37-90-37-138 0-49 13-97 37-139 25-43 60-78 102-102 42-25 90-37 139-37s97 12 139 37c42 24 77 59 102 102 24 42 37 90 37 139 0 48-13 96-37 138-25 43-60 78-102 102-42 25-90 37-139 37z">
          <text:p/>
        </draw:path>
        <draw:path draw:style-name="gr3" draw:text-style-name="P3" draw:layer="layout" svg:width="1.999cm" svg:height="1.999cm" draw:transform="rotate (0.785398163397448) translate (8.1797864376269cm 7cm)" svg:viewBox="0 0 2000 2000" svg:d="M1285 1722c0 49-12 97-37 139-24 42-59 77-102 102-42 24-90 37-139 37-48 0-96-13-138-37-43-25-78-60-102-102-25-42-37-90-37-139s12-97 37-139c24-42 59-77 102-102 42-24 90-37 138-37 49 0 97 13 139 37 43 25 78 60 102 102 25 42 37 90 37 139zM1549 993c0 96-26 191-74 274s-117 153-201 201c-83 48-178 73-274 73s-191-25-274-73c-84-48-153-118-201-201s-74-178-74-274c0-97 26-191 74-275 48-83 117-152 201-200 83-48 178-74 274-74s191 26 274 74c84 48 153 117 201 200 48 84 74 178 74 275zM730 278c0-49 12-97 37-139 24-42 59-77 102-102 42-24 90-37 138-37 49 0 97 13 139 37 43 25 78 60 102 102 25 42 37 90 37 139s-12 97-37 139c-24 42-59 77-102 102-42 24-90 37-139 37-48 0-96-13-138-37-43-25-78-60-102-102-25-42-37-90-37-139zM1722 715c49 0 97 12 139 37 42 24 77 59 102 102 24 42 37 90 37 139 0 48-13 96-37 138-25 43-60 78-102 102-42 25-90 37-139 37s-97-12-139-37c-42-24-77-59-102-102-24-42-37-90-37-138 0-49 13-97 37-139 25-43 60-78 102-102 42-25 90-37 139-37zM993 451c96 0 191 26 274 74s153 117 201 201c48 83 73 178 73 274s-25 191-73 274c-48 84-118 153-201 201s-178 74-274 74c-97 0-191-26-275-74-83-48-152-117-200-201-48-83-74-178-74-274s26-191 74-274c48-84 117-153 200-201 84-48 178-74 275-74zM278 1270c-49 0-97-12-139-37-42-24-77-59-102-102-24-42-37-90-37-138 0-49 13-97 37-139 25-43 60-78 102-102 42-25 90-37 139-37s97 12 139 37c42 24 77 59 102 102 24 42 37 90 37 139 0 48-13 96-37 138-25 43-60 78-102 102-42 25-90 37-139 37z">
          <text:p/>
        </draw:path>
        <draw:path draw:style-name="gr3" draw:text-style-name="P3" draw:layer="layout" svg:width="1.999cm" svg:height="1.999cm" svg:x="15.188cm" svg:y="6cm" svg:viewBox="0 0 2000 2000" svg:d="M715 1722c0 49 12 97 37 139 24 42 59 77 102 102 42 24 90 37 139 37 48 0 96-13 138-37 43-25 78-60 102-102 25-42 37-90 37-139s-12-97-37-139c-24-42-59-77-102-102-42-24-90-37-138-37-49 0-97 13-139 37-43 25-78 60-102 102-25 42-37 90-37 139zM451 993c0 96 26 191 74 274s117 153 201 201c83 48 178 73 274 73s191-25 274-73c84-48 153-118 201-201s74-178 74-274c0-97-26-191-74-275-48-83-117-152-201-200-83-48-178-74-274-74s-191 26-274 74c-84 48-153 117-201 200-48 84-74 178-74 275zM1270 278c0-49-12-97-37-139-24-42-59-77-102-102-42-24-90-37-138-37-49 0-97 13-139 37-43 25-78 60-102 102-25 42-37 90-37 139s12 97 37 139c24 42 59 77 102 102 42 24 90 37 139 37 48 0 96-13 138-37 43-25 78-60 102-102 25-42 37-90 37-139zM278 715c-49 0-97 12-139 37-42 24-77 59-102 102-24 42-37 90-37 139 0 48 13 96 37 138 25 43 60 78 102 102 42 25 90 37 139 37s97-12 139-37c42-24 77-59 102-102 24-42 37-90 37-138 0-49-13-97-37-139-25-43-60-78-102-102-42-25-90-37-139-37zM1007 451c-96 0-191 26-274 74s-153 117-201 201c-48 83-73 178-73 274s25 191 73 274c48 84 118 153 201 201s178 74 274 74c97 0 191-26 275-74 83-48 152-117 200-201 48-83 74-178 74-274s-26-191-74-274c-48-84-117-153-200-201-84-48-178-74-275-74zM1722 1270c49 0 97-12 139-37 42-24 77-59 102-102 24-42 37-90 37-138 0-49-13-97-37-139-25-43-60-78-102-102-42-25-90-37-139-37s-97 12-139 37c-42 24-77 59-102 102-24 42-37 90-37 139 0 48 13 96 37 138 25 43 60 78 102 102 42 25 90 37 139 37z">
          <text:p/>
        </draw:path>
        <draw:path draw:style-name="gr3" draw:text-style-name="P3" draw:layer="layout" svg:width="1.999cm" svg:height="1.999cm" draw:transform="rotate (-0.785398163397448) translate (14.594cm 5.5857864376269cm)" svg:viewBox="0 0 2000 2000" svg:d="M715 1722c0 49 12 97 37 139 24 42 59 77 102 102 42 24 90 37 139 37 48 0 96-13 138-37 43-25 78-60 102-102 25-42 37-90 37-139s-12-97-37-139c-24-42-59-77-102-102-42-24-90-37-138-37-49 0-97 13-139 37-43 25-78 60-102 102-25 42-37 90-37 139zM451 993c0 96 26 191 74 274s117 153 201 201c83 48 178 73 274 73s191-25 274-73c84-48 153-118 201-201s74-178 74-274c0-97-26-191-74-275-48-83-117-152-201-200-83-48-178-74-274-74s-191 26-274 74c-84 48-153 117-201 200-48 84-74 178-74 275zM1270 278c0-49-12-97-37-139-24-42-59-77-102-102-42-24-90-37-138-37-49 0-97 13-139 37-43 25-78 60-102 102-25 42-37 90-37 139s12 97 37 139c24 42 59 77 102 102 42 24 90 37 139 37 48 0 96-13 138-37 43-25 78-60 102-102 25-42 37-90 37-139zM278 715c-49 0-97 12-139 37-42 24-77 59-102 102-24 42-37 90-37 139 0 48 13 96 37 138 25 43 60 78 102 102 42 25 90 37 139 37s97-12 139-37c42-24 77-59 102-102 24-42 37-90 37-138 0-49-13-97-37-139-25-43-60-78-102-102-42-25-90-37-139-37zM1007 451c-96 0-191 26-274 74s-153 117-201 201c-48 83-73 178-73 274s25 191 73 274c48 84 118 153 201 201s178 74 274 74c97 0 191-26 275-74 83-48 152-117 200-201 48-83 74-178 74-274s-26-191-74-274c-48-84-117-153-200-201-84-48-178-74-275-74zM1722 1270c49 0 97-12 139-37 42-24 77-59 102-102 24-42 37-90 37-138 0-49-13-97-37-139-25-43-60-78-102-102-42-25-90-37-139-37s-97 12-139 37c-42 24-77 59-102 102-24 42-37 90-37 139 0 48 13 96 37 138 25 43 60 78 102 102 42 25 90 37 139 37z">
          <text:p/>
        </draw:path>
        <draw:path draw:style-name="gr3" draw:text-style-name="P3" draw:layer="layout" svg:width="1.999cm" svg:height="1.999cm" svg:x="11.988cm" svg:y="6cm" svg:viewBox="0 0 2000 2000" svg:d="M715 1722c0 49 12 97 37 139 24 42 59 77 102 102 42 24 90 37 139 37 48 0 96-13 138-37 43-25 78-60 102-102 25-42 37-90 37-139s-12-97-37-139c-24-42-59-77-102-102-42-24-90-37-138-37-49 0-97 13-139 37-43 25-78 60-102 102-25 42-37 90-37 139zM451 993c0 96 26 191 74 274s117 153 201 201c83 48 178 73 274 73s191-25 274-73c84-48 153-118 201-201s74-178 74-274c0-97-26-191-74-275-48-83-117-152-201-200-83-48-178-74-274-74s-191 26-274 74c-84 48-153 117-201 200-48 84-74 178-74 275zM1270 278c0-49-12-97-37-139-24-42-59-77-102-102-42-24-90-37-138-37-49 0-97 13-139 37-43 25-78 60-102 102-25 42-37 90-37 139s12 97 37 139c24 42 59 77 102 102 42 24 90 37 139 37 48 0 96-13 138-37 43-25 78-60 102-102 25-42 37-90 37-139zM278 715c-49 0-97 12-139 37-42 24-77 59-102 102-24 42-37 90-37 139 0 48 13 96 37 138 25 43 60 78 102 102 42 25 90 37 139 37s97-12 139-37c42-24 77-59 102-102 24-42 37-90 37-138 0-49-13-97-37-139-25-43-60-78-102-102-42-25-90-37-139-37zM1007 451c-96 0-191 26-274 74s-153 117-201 201c-48 83-73 178-73 274s25 191 73 274c48 84 118 153 201 201s178 74 274 74c97 0 191-26 275-74 83-48 152-117 200-201 48-83 74-178 74-274s-26-191-74-274c-48-84-117-153-200-201-84-48-178-74-275-74zM1722 1270c49 0 97-12 139-37 42-24 77-59 102-102 24-42 37-90 37-138 0-49-13-97-37-139-25-43-60-78-102-102-42-25-90-37-139-37s-97 12-139 37c-42 24-77 59-102 102-24 42-37 90-37 139 0 48 13 96 37 138 25 43 60 78 102 102 42 25 90 37 139 37z">
          <text:p/>
        </draw:path>
        <draw:path draw:style-name="gr3" draw:text-style-name="P3" draw:layer="layout" svg:width="1.999cm" svg:height="1.999cm" draw:transform="rotate (-0.785398163397448) translate (11.394cm 5.5857864376269cm)" svg:viewBox="0 0 2000 2000" svg:d="M715 1722c0 49 12 97 37 139 24 42 59 77 102 102 42 24 90 37 139 37 48 0 96-13 138-37 43-25 78-60 102-102 25-42 37-90 37-139s-12-97-37-139c-24-42-59-77-102-102-42-24-90-37-138-37-49 0-97 13-139 37-43 25-78 60-102 102-25 42-37 90-37 139zM451 993c0 96 26 191 74 274s117 153 201 201c83 48 178 73 274 73s191-25 274-73c84-48 153-118 201-201s74-178 74-274c0-97-26-191-74-275-48-83-117-152-201-200-83-48-178-74-274-74s-191 26-274 74c-84 48-153 117-201 200-48 84-74 178-74 275zM1270 278c0-49-12-97-37-139-24-42-59-77-102-102-42-24-90-37-138-37-49 0-97 13-139 37-43 25-78 60-102 102-25 42-37 90-37 139s12 97 37 139c24 42 59 77 102 102 42 24 90 37 139 37 48 0 96-13 138-37 43-25 78-60 102-102 25-42 37-90 37-139zM278 715c-49 0-97 12-139 37-42 24-77 59-102 102-24 42-37 90-37 139 0 48 13 96 37 138 25 43 60 78 102 102 42 25 90 37 139 37s97-12 139-37c42-24 77-59 102-102 24-42 37-90 37-138 0-49-13-97-37-139-25-43-60-78-102-102-42-25-90-37-139-37zM1007 451c-96 0-191 26-274 74s-153 117-201 201c-48 83-73 178-73 274s25 191 73 274c48 84 118 153 201 201s178 74 274 74c97 0 191-26 275-74 83-48 152-117 200-201 48-83 74-178 74-274s-26-191-74-274c-48-84-117-153-200-201-84-48-178-74-275-74zM1722 1270c49 0 97-12 139-37 42-24 77-59 102-102 24-42 37-90 37-138 0-49-13-97-37-139-25-43-60-78-102-102-42-25-90-37-139-37s-97 12-139 37c-42 24-77 59-102 102-24 42-37 90-37 139 0 48 13 96 37 138 25 43 60 78 102 102 42 25 90 37 139 37z">
          <text:p/>
        </draw:path>
        <draw:custom-shape draw:style-name="gr4" draw:text-style-name="P4" draw:layer="layout" svg:width="1.6cm" svg:height="1.6cm" svg:x="7.2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1.6cm" svg:x="12.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1.6cm" svg:x="15.4cm" svg:y="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2:02:14.901531388</meta:creation-date>
    <dc:date>2021-10-06T00:25:46.359050108</dc:date>
    <meta:editing-duration>PT19M2S</meta:editing-duration>
    <meta:editing-cycles>7</meta:editing-cycles>
    <meta:generator>LibreOffice/6.4.7.2$Linux_X86_64 LibreOffice_project/40$Build-2</meta:generator>
    <meta:document-statistic meta:object-count="19"/>
  </office:meta>
</office:document-meta>
</file>